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9A00000064FFCCF3D89B7DEE34.png" manifest:media-type="image/png"/>
  <manifest:file-entry manifest:full-path="Pictures/10000201000000C2000000322F013B4DA69F0E3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style:font-size-asian="8pt" style:font-size-complex="8pt"/>
    </style:style>
    <style:style style:name="P2" style:family="paragraph" style:parent-style-name="Standard">
      <style:text-properties style:font-name="Droid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6pt" style:font-size-asian="16pt" style:font-size-complex="16pt"/>
    </style:style>
    <style:style style:name="P4" style:family="paragraph" style:parent-style-name="Standard">
      <style:text-properties style:font-name="Droid Sans" fo:font-size="16pt" style:font-name-asian="Droid Sans Fallback" style:font-size-asian="16pt" style:font-name-complex="Lohit Hindi" style:font-size-complex="16pt"/>
    </style:style>
    <style:style style:name="P5" style:family="paragraph" style:parent-style-name="Standard">
      <style:text-properties style:font-name="Droid Sans" fo:font-size="13pt" style:font-size-asian="13pt" style:font-size-complex="13pt"/>
    </style:style>
    <style:style style:name="P6" style:family="paragraph" style:parent-style-name="Standard">
      <style:text-properties style:font-name="Droid Sans" fo:font-size="13pt" style:font-size-asian="11.3500003814697pt" style:font-size-complex="13pt"/>
    </style:style>
    <style:style style:name="P7" style:family="paragraph" style:parent-style-name="Standard">
      <style:text-properties style:font-name="DejaVu Sans Mono" fo:font-size="8pt" style:font-size-asian="8pt" style:font-size-complex="8pt"/>
    </style:style>
    <style:style style:name="P8" style:family="paragraph" style:parent-style-name="Standard">
      <loext:graphic-properties draw:fill="solid" draw:fill-color="#e6e6ff" draw:opacity="100%"/>
      <style:paragraph-properties fo:background-color="#e6e6ff"/>
      <style:text-properties style:font-name="DejaVu Sans Mono" fo:font-size="8pt" style:font-size-asian="8pt" style:font-size-complex="8pt"/>
    </style:style>
    <style:style style:name="P9" style:family="paragraph" style:parent-style-name="Standard">
      <loext:graphic-properties draw:fill="solid" draw:fill-color="#e6e6ff" draw:opacity="100%"/>
      <style:paragraph-properties fo:background-color="#e6e6ff"/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loext:graphic-properties draw:fill="solid" draw:fill-color="#e6e6ff" draw:opacity="100%"/>
      <style:paragraph-properties fo:background-color="#e6e6ff"/>
      <style:text-properties style:font-name="DejaVu Sans Mono" fo:font-size="6pt" style:font-size-asian="6pt" style:font-size-complex="6pt"/>
    </style:style>
    <style:style style:name="P11" style:family="paragraph" style:parent-style-name="Standard">
      <style:text-properties style:font-name="DejaVu Sans Mono" fo:font-size="7pt" style:font-size-asian="7pt" style:font-size-complex="7pt"/>
    </style:style>
    <style:style style:name="P12" style:family="paragraph" style:parent-style-name="Frame_20_contents">
      <style:paragraph-properties fo:margin-left="1.251cm" fo:margin-right="0cm" fo:margin-top="0cm" fo:margin-bottom="0cm" loext:contextual-spacing="false" fo:text-indent="0cm" style:auto-text-indent="false"/>
      <style:text-properties style:font-name="Comic Sans MS" fo:font-size="10pt" style:font-size-asian="10pt" style:font-size-complex="10pt"/>
    </style:style>
    <style:style style:name="P13" style:family="paragraph" style:parent-style-name="Text_20_body">
      <loext:graphic-properties draw:fill="solid" draw:fill-color="#ffd320" draw:opacity="100%"/>
      <style:paragraph-properties fo:margin-top="0.12cm" fo:margin-bottom="0.21cm" loext:contextual-spacing="false" fo:text-align="center" style:justify-single-word="false" fo:background-color="#ffd320" style:shadow="none">
        <style:tab-stops>
          <style:tab-stop style:position="16.034cm" style:type="right"/>
        </style:tab-stops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14" style:family="paragraph" style:parent-style-name="Frame_20_contents">
      <loext:graphic-properties draw:fill="solid" draw:fill-color="#666699" draw:opacity="100%"/>
      <style:paragraph-properties fo:text-align="center" style:justify-single-word="false" fo:background-color="#666699"/>
      <style:text-properties fo:color="#e6e6e6" style:font-name="Droid Sans" fo:font-size="16pt" style:font-size-asian="16pt" style:font-size-complex="16pt"/>
    </style:style>
    <style:style style:name="P15" style:family="paragraph" style:parent-style-name="Frame_20_contents">
      <loext:graphic-properties draw:fill="solid" draw:fill-color="#333366" draw:opacity="100%"/>
      <style:paragraph-properties fo:text-align="center" style:justify-single-word="false" fo:background-color="#333366"/>
      <style:text-properties fo:color="#e6e6e6" style:font-name="Comic Sans MS" fo:font-size="20pt" style:font-size-asian="20pt" style:font-size-complex="20pt"/>
    </style:style>
    <style:style style:name="P16" style:family="paragraph" style:parent-style-name="Frame_20_contents">
      <style:text-properties style:font-name="Comic Sans MS"/>
    </style:style>
    <style:style style:name="P17" style:family="paragraph" style:parent-style-name="Frame_20_contents">
      <style:text-properties style:font-name="Comic Sans MS" fo:font-size="10pt" style:font-size-asian="10pt" style:font-size-complex="10pt"/>
    </style:style>
    <style:style style:name="P18" style:family="paragraph" style:parent-style-name="Standard">
      <style:paragraph-properties fo:margin-top="0.199cm" fo:margin-bottom="0cm" loext:contextual-spacing="false"/>
      <style:text-properties style:font-name="Droid Sans" fo:font-size="16pt" style:font-size-asian="16pt" style:font-size-complex="16pt"/>
    </style:style>
    <style:style style:name="P19" style:family="paragraph" style:parent-style-name="Standard">
      <style:paragraph-properties fo:margin-top="0cm" fo:margin-bottom="0.101cm" loext:contextual-spacing="false">
        <style:tab-stops/>
      </style:paragraph-properties>
      <style:text-properties style:font-name="Droid Sans" fo:font-size="13pt" style:font-size-asian="13pt" style:font-size-complex="13pt"/>
    </style:style>
    <style:style style:name="P20" style:family="paragraph" style:parent-style-name="Standard">
      <style:paragraph-properties fo:margin-top="0cm" fo:margin-bottom="0.101cm" loext:contextual-spacing="false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loext:graphic-properties draw:fill="solid" draw:fill-color="#e6e6ff" draw:opacity="100%"/>
      <style:paragraph-properties fo:margin-top="0cm" fo:margin-bottom="0.101cm" loext:contextual-spacing="false" fo:background-color="#e6e6ff">
        <style:tab-stops/>
      </style:paragraph-properties>
      <style:text-properties style:font-name="DejaVu Sans Mono" fo:font-size="8pt" style:font-size-asian="8pt" style:font-size-complex="8pt"/>
    </style:style>
    <style:style style:name="P22" style:family="paragraph" style:parent-style-name="Standard">
      <loext:graphic-properties draw:fill="solid" draw:fill-color="#e6e6ff" draw:opacity="100%"/>
      <style:paragraph-properties fo:margin-top="0cm" fo:margin-bottom="0.101cm" loext:contextual-spacing="false" fo:background-color="#e6e6ff">
        <style:tab-stops/>
      </style:paragraph-properties>
      <style:text-properties style:font-name="DejaVu Sans Mono" fo:font-size="6pt" style:font-size-asian="6pt" style:font-size-complex="6pt"/>
    </style:style>
    <style:style style:name="P23" style:family="paragraph" style:parent-style-name="Standard">
      <loext:graphic-properties draw:fill="solid" draw:fill-color="#e6e6ff" draw:opacity="100%"/>
      <style:paragraph-properties fo:margin-top="0cm" fo:margin-bottom="0.101cm" loext:contextual-spacing="false" fo:background-color="#e6e6ff">
        <style:tab-stops/>
      </style:paragraph-properties>
      <style:text-properties style:font-name="DejaVu Sans Mono" fo:font-size="7pt" style:font-size-asian="7pt" style:font-size-complex="7pt"/>
    </style:style>
    <style:style style:name="P24" style:family="paragraph" style:parent-style-name="Standard">
      <style:paragraph-properties fo:margin-top="0.101cm" fo:margin-bottom="0cm" loext:contextual-spacing="false"/>
      <style:text-properties style:font-name="Droid Sans" fo:font-size="13pt" style:font-size-asian="13pt" style:font-size-complex="13pt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Droid Sans" fo:font-size="13pt" style:font-size-asian="13pt" style:font-size-complex="13pt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Droid Sans" fo:font-size="13pt" style:font-size-asian="11.3500003814697pt" style:font-size-complex="13pt"/>
    </style:style>
    <style:style style:name="P27" style:family="paragraph" style:parent-style-name="Standard">
      <style:paragraph-properties fo:margin-top="0.101cm" fo:margin-bottom="0.101cm" loext:contextual-spacing="false" fo:break-before="page"/>
      <style:text-properties style:font-name="Droid Sans" fo:font-size="13pt" style:font-size-asian="11.3500003814697pt" style:font-size-complex="13pt"/>
    </style:style>
    <style:style style:name="P28" style:family="paragraph" style:parent-style-name="Standard">
      <style:paragraph-properties fo:margin-top="0.199cm" fo:margin-bottom="0.101cm" loext:contextual-spacing="false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top="0cm" fo:margin-bottom="5.099cm" loext:contextual-spacing="false">
        <style:tab-stops/>
      </style:paragraph-properties>
      <style:text-properties style:font-name="Droid Sans" fo:font-size="13pt" style:font-size-asian="13pt" style:font-size-complex="13pt"/>
    </style:style>
    <style:style style:name="P30" style:family="paragraph" style:parent-style-name="Footer">
      <style:text-properties style:font-name="Droid Sans" fo:font-size="8pt" officeooo:paragraph-rsid="000fbf09" style:font-size-asian="8pt" style:font-size-complex="8pt"/>
    </style:style>
    <style:style style:name="P31" style:family="paragraph" style:parent-style-name="Standard">
      <style:text-properties style:font-name="DejaVu Sans Mono" fo:font-size="7pt" style:font-size-asian="7pt" style:font-size-complex="7pt"/>
    </style:style>
    <style:style style:name="P32" style:family="paragraph" style:parent-style-name="Standard">
      <style:text-properties style:font-name="DejaVu Sans Mono" fo:font-size="7pt" officeooo:paragraph-rsid="00147cc3" style:font-size-asian="7pt" style:font-size-complex="7pt"/>
    </style:style>
    <style:style style:name="P33" style:family="paragraph" style:parent-style-name="Frame_20_contents" style:list-style-name="L1">
      <style:text-properties style:font-name="Comic Sans MS"/>
    </style:style>
    <style:style style:name="P34" style:family="paragraph" style:parent-style-name="Frame_20_contents" style:list-style-name="L1">
      <style:paragraph-properties fo:margin-top="0cm" fo:margin-bottom="0cm" loext:contextual-spacing="false"/>
      <style:text-properties style:font-name="Comic Sans MS"/>
    </style:style>
    <style:style style:name="P35" style:family="paragraph" style:parent-style-name="Heading_20_1">
      <style:text-properties style:font-name="Droid Sans" fo:font-size="20pt" style:font-name-asian="Droid Sans Fallback" style:font-size-asian="20pt" style:font-name-complex="Lohit Hindi" style:font-size-complex="20pt"/>
    </style:style>
    <style:style style:name="P36" style:family="paragraph" style:parent-style-name="Heading_20_1">
      <loext:graphic-properties draw:fill="solid" draw:fill-color="#ffd320" draw:opacity="100%"/>
      <style:paragraph-properties fo:margin-top="0.199cm" fo:margin-bottom="0cm" loext:contextual-spacing="false" fo:background-color="#ffd320" style:shadow="none" fo:keep-with-next="always">
        <style:tab-stops>
          <style:tab-stop style:position="16.034cm" style:type="right"/>
        </style:tab-stops>
      </style:paragraph-properties>
      <style:text-properties style:font-name="Droid Sans"/>
    </style:style>
    <style:style style:name="P37" style:family="paragraph">
      <loext:graphic-properties draw:fill="solid" draw:fill-color="#ffffff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text-properties style:font-name="DejaVu Sans Mono" fo:font-size="8pt" style:font-size-asian="8pt" style:font-size-complex="8pt"/>
    </style:style>
    <style:style style:name="P41" style:family="paragraph">
      <loext:graphic-properties draw:fill="none" draw:fill-color="#ffffff"/>
      <style:text-properties style:font-name="Comic Sans MS" fo:font-size="9pt" style:font-size-asian="9pt" style:font-size-complex="9pt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text-properties style:font-name="Comic Sans MS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style:font-name-asian="Droid Sans Fallback" style:font-size-asian="30pt" style:font-name-complex="Lohit Hindi" style:font-size-complex="30pt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style:font-name="Comic Sans MS"/>
    </style:style>
    <style:style style:name="T5" style:family="text">
      <style:text-properties style:font-name="Comic Sans MS" fo:font-size="8pt" style:font-size-asian="8pt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eea76"/>
    </style:style>
    <style:style style:name="T10" style:family="text">
      <style:text-properties officeooo:rsid="0012db9f"/>
    </style:style>
    <style:style style:name="T11" style:family="text">
      <style:text-properties officeooo:rsid="00147cc3"/>
    </style:style>
    <style:style style:name="T12" style:family="text">
      <style:text-properties officeooo:rsid="00154527"/>
    </style:style>
    <style:style style:name="T13" style:family="text">
      <style:text-properties style:font-name="Comic Sans MS" fo:font-size="9pt" style:font-size-asian="9pt" style:font-size-complex="9pt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 draw:fill="solid" draw:fill-color="#e6e6ff" draw: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991cm" style:run-through="foreground"/>
    </style:style>
    <style:style style:name="gr7" style:family="graphic">
      <style:graphic-properties draw:stroke="solid" draw:stroke-dash="Ultrafine_20_Dashed" draw:marker-end="Arrowheads_20_6" draw:textarea-horizontal-align="center" draw:textarea-vertical-align="middle" style:run-through="foreground"/>
    </style:style>
    <style:style style:name="gr8" style:family="graphic">
      <style:graphic-properties draw:marker-end="Arrowheads_20_2" draw:textarea-horizontal-align="center" draw:textarea-vertical-align="middle" style:run-through="foreground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33cm" style:run-through="foreground"/>
    </style:style>
    <style:style style:name="gr11" style:family="graphic">
      <style:graphic-properties draw:fill="solid" draw:fill-color="#000000" draw:textarea-horizontal-align="center" draw:textarea-vertical-align="middle" style:run-through="foreground"/>
    </style:style>
    <style:style style:name="gr12" style:family="graphic">
      <style:graphic-properties draw:marker-start="Arrowheads_20_2" draw:textarea-horizontal-align="center" draw:textarea-vertical-align="middle" style:run-through="foreground"/>
    </style:style>
    <style:style style:name="gr13" style:family="graphic">
      <style:graphic-properties draw:marker-end="Arrowheads_20_7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646cm" style:run-through="foreground"/>
    </style:style>
    <style:style style:name="gr15" style:family="graphic">
      <style:graphic-properties draw:stroke="solid" svg:stroke-width="0.049cm" draw:marker-end="Arrowheads_20_2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draw:stroke="none" svg:stroke-color="#000000" draw:fill="none" draw:fill-color="#ffffff" fo:min-height="0.467cm" style:run-through="foreground"/>
    </style:style>
    <style:style style:name="gr17" style:family="graphic">
      <style:graphic-properties draw:marker-end="Arrowheads_20_8" draw:textarea-horizontal-align="center" draw:textarea-vertical-align="middle" style:run-through="foreground"/>
    </style:style>
    <style:style style:name="gr18" style:family="graphic">
      <style:graphic-properties draw:stroke="none" svg:stroke-color="#000000" draw:fill="none" draw:fill-color="#ffffff" fo:min-height="0.466cm" style:run-through="foreground"/>
    </style:style>
    <style:style style:name="gr19" style:family="graphic">
      <style:graphic-properties draw:marker-start="Arrowheads_20_2" draw:marker-end=""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4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1">Python </text:span><text:span text:style-name="T2">Pi Project #2:<text:tab/> House</text:span></text:h>
      <text:p text:style-name="P13">Level: Middling</text:p>
      <text:p text:style-name="P18"><draw:frame draw:style-name="fr1" draw:name="Frame1" text:anchor-type="paragraph" svg:x="9.29cm" svg:y="0.272cm" svg:width="7.648cm" draw:z-index="0"><draw:text-box fo:min-height="6.731cm"><text:p text:style-name="P15">Coding skills needed</text:p><text:list xml:id="list778521289714615636" text:style-name="L1"><text:list-item><text:p text:style-name="P33">defining a function:<text:line-break/><text:span text:style-name="T3">def wall(p1, p2) :<text:line-break/> <text:s text:c="3"/>plane(p1, p2, block.STONE.id)</text:span></text:p></text:list-item><text:list-item><text:p text:style-name="P34">data input:<text:line-break/><text:span text:style-name="T3">width = input("width: ")</text:span></text:p></text:list-item></text:list><text:p text:style-name="P12"><text:tab/>…</text:p><text:list xml:id="list211655097795662" text:continue-numbering="true" text:style-name="L1"><text:list-item><text:p text:style-name="P34">A little bit of maths!<text:line-break/><text:span text:style-name="T4"> <text:s text:c="3"/></text:span><text:span text:style-name="T5">Vector arithmetic</text:span></text:p></text:list-item></text:list></draw:text-box></draw:frame>In this project we're going to do a little house building in Minecraft. <text:s/>It's not a fancy house – it just has four walls and a door. <text:s/>Now, one wall is pretty much the same as another wall – it's just a big rectangular pile of blocks. <text:s/>But it would be nice if we can write the program to build the house without having to write the code to build a wall four times – once for each wall. <text:s/>We can indeed avoid doing this, if we use <text:span text:style-name="T6">functions</text:span>.</text:p>
      <text:p text:style-name="P18">Pretty much every programming language has some sort of idea of functions in it. <text:s/>A function is basically a way of bundling some code together in a way that it can be re-used, so you only have to write it once, but can use it many times, from different places in your program, or from different programs altogether. </text:p>
      <text:p text:style-name="P2"/>
      <text:p text:style-name="P3"><draw:frame draw:style-name="fr5" draw:name="graphics2" text:anchor-type="paragraph" svg:width="14.076cm" svg:height="0.318cm" draw:z-index="8"><draw:image xlink:href="../../../../usr/lib/libreoffice/share/gallery/rulers/gryrulr3.gif" xlink:type="simple" xlink:show="embed" xlink:actuate="onLoad"/></draw:frame></text:p>
      <text:section text:style-name="Sect1" text:name="Section1">
        <text:p text:style-name="P20">A quick look at functions</text:p>
        <text:p text:style-name="P19">Here's what making a function looks like in Python:</text:p>
        <text:p text:style-name="P8">def wall(p1, p2) :</text:p>
        <text:p text:style-name="P8"><text:tab/>"""Build a stone wall from p1 to p2"""</text:p>
        <text:p text:style-name="P8"><text:tab/>plane(p1, p2, block.STONE.id)</text:p>
        <text:p text:style-name="P24">'def' is short for 'define'. The function has a <text:span text:style-name="T6">name</text:span><text:span text:style-name="T7">, “wall”. </text:span><text:s/>Then we define a couple of inputs, known as <text:span text:style-name="T6">parameters</text:span><text:span text:style-name="T7">,</text:span> to the function, 'p1' and 'p2'. Some functions have parameters, others don't need them. Then, like a lot else in Python, we add a colon and indent the following lines, which are the <text:span text:style-name="T6">body</text:span><text:span text:style-name="T7"> of the function, and which say what it does. Our example above starts with a comment explaining what the function does. Then the only other thing it does is call another function! </text:span></text:p>
        <text:p text:style-name="P25"><text:span text:style-name="T7">One of the things you can put in a function is a 'return' statement, which says what the </text:span><text:span text:style-name="T6">result</text:span><text:span text:style-name="T7"> of the function is (its </text:span><text:span text:style-name="T6">output</text:span><text:span text:style-name="T7">). You don't have to have a return if you don't need one. <text:s/>Here's one that does -</text:span></text:p>
        <text:p text:style-name="P8">def add(x, y) :</text:p>
        <text:p text:style-name="P9"><text:tab/>"""adds x and y!"""<text:line-break/><text:tab/>return x + y</text:p>
        <text:p text:style-name="P25"><text:soft-page-break/><text:span text:style-name="T7">So how do you use these? <text:s/>Just write the name of the function, and then the input values, the </text:span><text:span text:style-name="T6">arguments</text:span><text:span text:style-name="T7">,</text:span><text:span text:style-name="T6"> </text:span><text:span text:style-name="T7">in parentheses:</text:span></text:p>
        <text:p text:style-name="P8">wall(groundNE, roofSE) # call the 'wall' function</text:p>
        <text:p text:style-name="P26">If the function has a return value you can assign the return value to a variable:</text:p>
        <text:p text:style-name="P8">sum = add(2, 3) <text:s text:c="19"/># sum is now 5</text:p>
        <text:p text:style-name="P28">How to build a house</text:p>
        <text:p text:style-name="P29">Let's think about what functions we'll want. The idea is to build a wall using Minecraft's 'setBlocks' function, which lets us build a pile of blocks between two corners, whose co-ordinates we have to supply. <text:s/>If we keep the corners in the same straight line, N/S or E/W, the pile will be just one block thick, and will do nicely as a wall. </text:p>
        <text:p text:style-name="P19"><draw:g text:anchor-type="paragraph" draw:z-index="10" draw:style-name="gr1"><draw:custom-shape draw:style-name="gr2" draw:text-style-name="P37" svg:width="3.259cm" svg:height="1.029cm" draw:transform="rotate (-0.0670206432765819) translate (1.32644444444444cm -4.70429166666667cm)"><text:p/><draw:enhanced-geometry svg:viewBox="0 0 21600 21600" draw:mirror-horizontal="true" draw:mirror-vertical="true" draw:glue-points="?f6 0 10800 ?f8 ?f11 10800 ?f9 21600 10800 ?f10 ?f5 10800" draw:text-areas="?f3 ?f3 ?f4 ?f4" draw:type="parallelogram" draw:modifiers="18057.073170731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7" svg:width="0.583cm" svg:height="0.578cm" draw:transform="rotate (0.0565486677646163) translate (1.28763888888889cm -3.05329166666667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7" svg:width="0.581cm" svg:height="0.572cm" draw:transform="skewX (-0.00314159265358979) rotate (0.0565486677646163) translate (1.22413888888889cm -3.62026388888889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7" svg:width="0.581cm" svg:height="0.581cm" draw:transform="rotate (0.0565486677646163) translate (1.40052777777778cm -1.92440277777778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7" svg:width="0.583cm" svg:height="0.574cm" draw:transform="skewX (0.00314159265358979) rotate (0.0565486677646163) translate (1.33702777777778cm -2.492375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4" draw:text-style-name="P38" svg:x1="1.796cm" svg:y1="-3.061cm" svg:x2="4.622cm" svg:y2="-4.048cm"><text:p/></draw:line><draw:line draw:style-name="gr4" draw:text-style-name="P38" svg:x1="1.902cm" svg:y1="-2.518cm" svg:x2="4.685cm" svg:y2="-3.489cm"><text:p/></draw:line><draw:line draw:style-name="gr4" draw:text-style-name="P38" svg:x1="1.967cm" svg:y1="-1.927cm" svg:x2="4.75cm" svg:y2="-2.898cm"><text:p/></draw:line><draw:line draw:style-name="gr4" draw:text-style-name="P38" svg:x1="2.033cm" svg:y1="-1.36cm" svg:x2="4.816cm" svg:y2="-2.331cm"><text:p/></draw:line><draw:line draw:style-name="gr5" draw:text-style-name="P39" svg:x1="4.816cm" svg:y1="-2.33cm" svg:x2="4.578cm" svg:y2="-4.452cm"><text:p/></draw:line><draw:line draw:style-name="gr5" draw:text-style-name="P39" svg:x1="2.168cm" svg:y1="-3.736cm" svg:x2="2.407cm" svg:y2="-1.5cm"><text:p/></draw:line><draw:line draw:style-name="gr5" draw:text-style-name="P39" svg:x1="2.546cm" svg:y1="-3.848cm" svg:x2="2.782cm" svg:y2="-1.612cm"><text:p/></draw:line><draw:line draw:style-name="gr5" draw:text-style-name="P39" svg:x1="2.93cm" svg:y1="-3.967cm" svg:x2="3.166cm" svg:y2="-1.756cm"><text:p/></draw:line><draw:line draw:style-name="gr5" draw:text-style-name="P39" svg:x1="3.311cm" svg:y1="-4.086cm" svg:x2="3.547cm" svg:y2="-1.875cm"><text:p/></draw:line><draw:line draw:style-name="gr5" draw:text-style-name="P39" svg:x1="3.715cm" svg:y1="-4.2cm" svg:x2="3.951cm" svg:y2="-1.989cm"><text:p/></draw:line><draw:line draw:style-name="gr5" draw:text-style-name="P39" svg:x1="4.118cm" svg:y1="-4.363cm" svg:x2="4.354cm" svg:y2="-2.152cm"><text:p/></draw:line><draw:line draw:style-name="gr5" draw:text-style-name="P39" svg:x1="2.17cm" svg:y1="-3.735cm" svg:x2="1.656cm" svg:y2="-3.78cm"><text:p/></draw:line><draw:line draw:style-name="gr5" draw:text-style-name="P39" svg:x1="2.546cm" svg:y1="-3.848cm" svg:x2="2.032cm" svg:y2="-3.893cm"><text:p/></draw:line><draw:line draw:style-name="gr5" draw:text-style-name="P39" svg:x1="2.932cm" svg:y1="-3.987cm" svg:x2="2.451cm" svg:y2="-4.032cm"><text:p/></draw:line><draw:line draw:style-name="gr5" draw:text-style-name="P39" svg:x1="3.312cm" svg:y1="-4.08cm" svg:x2="2.831cm" svg:y2="-4.125cm"><text:p/></draw:line><draw:line draw:style-name="gr5" draw:text-style-name="P39" svg:x1="4.119cm" svg:y1="-4.34cm" svg:x2="3.588cm" svg:y2="-4.385cm"><text:p/></draw:line><draw:line draw:style-name="gr5" draw:text-style-name="P39" svg:x1="3.715cm" svg:y1="-4.204cm" svg:x2="3.184cm" svg:y2="-4.249cm"><text:p/></draw:line><draw:frame draw:style-name="gr6" draw:text-style-name="P40" svg:width="1.819cm" svg:height="0.992cm" svg:x="0.619cm" svg:y="-1.051cm"><draw:text-box><text:p><text:span text:style-name="T3">(c1.x, c1.y, c1.z)</text:span></text:p></draw:text-box></draw:frame><draw:line draw:style-name="gr7" draw:text-style-name="P39" svg:x1="1.29cm" svg:y1="-1.054cm" svg:x2="1.767cm" svg:y2="-1.516cm"><text:p/></draw:line><draw:frame draw:style-name="gr6" draw:text-style-name="P40" svg:width="1.819cm" svg:height="0.992cm" svg:x="4.815cm" svg:y="-3.84cm"><draw:text-box><text:p><text:span text:style-name="T3">(c2.x, c2.y, c2.z)</text:span></text:p></draw:text-box></draw:frame><draw:line draw:style-name="gr8" draw:text-style-name="P39" svg:x1="5.121cm" svg:y1="-3.93cm" svg:x2="4.42cm" svg:y2="-4.213cm"><text:p/></draw:line></draw:g>We could build four walls by working out the corners of each one (let's call them a, b, c... for short) and writing</text:p>
        <text:p text:style-name="P10">mc.setBlocks(a.x, a.y, a.z, b.x, b.y, b.z, block.STONE.id)</text:p>
        <text:p text:style-name="P10">mc.setBlocks(c.x, c.y, c.z, d.x, d.y, d.z, block.STONE.id)</text:p>
        <text:p text:style-name="P10">mc.setBlocks(e.x, e.y, e.z, f.x, f.y, f.z, block.STONE.id)</text:p>
        <text:p text:style-name="P10">mc.setBlocks(g.x, g.y, g.z, h.x, h.y, h.z, block.STONE.id)</text:p>
        <text:p text:style-name="P19">but that already looks a bit yucky. <text:s/>And what about when we want a window or a door? <text:s/>We don't want to have to write even more lines like that, only with glass and wood instead of stone.</text:p>
        <text:p text:style-name="P19">So what about if we have a function that we can pass two positions to, and that will do the setBlocks for us?</text:p>
        <text:p text:style-name="P22">def wall_v1(c1, c2):<text:line-break/> mc.setBlocks(c1.x, c1.y, c1.z, c2.x, c2.y, c2.z, block.STONE.id)</text:p>
        <text:p text:style-name="P5">Then the wall building becomes</text:p>
        <text:p text:style-name="P23">wall_v1(a, b)</text:p>
        <text:p text:style-name="P23">wall_v1(c, d)</text:p>
        <text:p text:style-name="P23">wall_v1(e, f)</text:p>
        <text:p text:style-name="P23">wall_v1(g, h)</text:p>
        <text:p text:style-name="P6">which already looks a lot nicer. </text:p>
        <text:p text:style-name="P26">That already shows how functions can make things cleaner by re-using code. <text:s/>But for our house we'll go one better by deciding that a wall, a window <text:span text:style-name="T9">but not</text:span> a door are all just examples of 'planes' (that's flat land, not aero!) made of different stuff. <text:s/>So we'll make our function that does setBlocks create a 'plane' of some building material. We'll tell it what material by supplying the 'id' of the material <text:s/>(<text:span text:style-name="T9">stone, </text:span>glass...) as another parameter to the function along with the co-ordinates. See “The complete program” below. <text:s/><text:span text:style-name="T9">In Minecraft a working door is not simply a ‘plane’ of wood but two ‘door’ blocks. One with an additional parameter to define how it is to be hung. <text:s/></text:span></text:p>
        <text:p text:style-name="P26"><draw:frame draw:style-name="fr1" draw:name="Frame3" text:anchor-type="paragraph" svg:x="0.026cm" svg:y="3.314cm" svg:width="8.461cm" draw:z-index="11"><draw:text-box fo:min-height="11.986cm"><text:p text:style-name="P15">Adding Vectors</text:p><text:p text:style-name="P17">A player position in Minecraft is not just a position, it's a vector – which just means you can get from it to another position by adding on another vector. This is just a way of adding the x, y and z co-ordinates all at once:</text:p><text:p text:style-name="P16"><draw:g text:anchor-type="paragraph" draw:z-index="12" draw:style-name="gr9"><draw:frame draw:style-name="gr10" draw:text-style-name="P41" svg:width="1.523cm" svg:height="0.934cm" svg:x="1.769cm" svg:y="2.926cm"><draw:text-box><text:p><text:span text:style-name="T13">PlayerPos <text:s/>(1,2,3)</text:span></text:p></draw:text-box></draw:frame><draw:ellipse draw:style-name="gr11" draw:text-style-name="P42" svg:width="0.152cm" svg:height="0.151cm" svg:x="3.293cm" svg:y="2.926cm"><text:p/></draw:ellipse><draw:line draw:style-name="gr12" draw:text-style-name="P39" svg:x1="3.414cm" svg:y1="1.033cm" svg:x2="1.098cm" svg:y2="3.681cm"><text:p/></draw:line><draw:line draw:style-name="gr13" draw:text-style-name="P39" svg:x1="1.098cm" svg:y1="3.681cm" svg:x2="5.939cm" svg:y2="5.579cm"><text:p/></draw:line><draw:frame draw:style-name="gr14" draw:text-style-name="P43" svg:width="0.502cm" svg:height="0.646cm" svg:x="0.347cm" svg:y="0.386cm"><draw:text-box><text:p><text:span text:style-name="T4">y</text:span></text:p></draw:text-box></draw:frame><draw:frame draw:style-name="gr14" draw:text-style-name="P43" svg:width="0.502cm" svg:height="0.646cm" svg:x="3.351cm" svg:y="0.261cm"><draw:text-box><text:p><text:span text:style-name="T4">z</text:span></text:p></draw:text-box></draw:frame><draw:frame draw:style-name="gr14" draw:text-style-name="P43" svg:width="0.502cm" svg:height="0.646cm" svg:x="6.106cm" svg:y="5.246cm"><draw:text-box><text:p><text:span text:style-name="T4">x</text:span></text:p></draw:text-box></draw:frame><draw:line draw:style-name="gr15" draw:text-style-name="P39" svg:x1="3.369cm" svg:y1="3.025cm" svg:x2="6.032cm" svg:y2="2.719cm"><text:p/></draw:line><draw:frame draw:style-name="gr16" draw:text-style-name="P41" svg:width="1.303cm" svg:height="0.468cm" svg:x="4.203cm" svg:y="2.258cm"><draw:text-box><text:p><text:span text:style-name="T13">+ (2,1,1)</text:span></text:p></draw:text-box></draw:frame><draw:line draw:style-name="gr17" draw:text-style-name="P39" svg:x1="3.443cm" svg:y1="3.076cm" svg:x2="5.478cm" svg:y2="3.884cm"><text:p/></draw:line><draw:line draw:style-name="gr12" draw:text-style-name="P39" svg:x1="6.035cm" svg:y1="3.379cm" svg:x2="5.481cm" svg:y2="3.884cm"><text:p/></draw:line><draw:frame draw:style-name="gr16" draw:text-style-name="P41" svg:width="0.23cm" svg:height="0.468cm" svg:x="4.076cm" svg:y="3.358cm"><draw:text-box><text:p><text:span text:style-name="T13">2</text:span></text:p></draw:text-box></draw:frame><draw:frame draw:style-name="gr18" draw:text-style-name="P41" svg:width="0.23cm" svg:height="0.466cm" svg:x="5.644cm" svg:y="3.579cm"><draw:text-box><text:p><text:span text:style-name="T13">1</text:span></text:p></draw:text-box></draw:frame><draw:line draw:style-name="gr19" draw:text-style-name="P39" svg:x1="1.119cm" svg:y1="0.49cm" svg:x2="1.098cm" svg:y2="3.681cm"><text:p/></draw:line><draw:line draw:style-name="gr19" draw:text-style-name="P39" svg:x1="6.034cm" svg:y1="2.719cm" svg:x2="6.034cm" svg:y2="3.379cm"><text:p/></draw:line><draw:frame draw:style-name="gr16" draw:text-style-name="P41" svg:width="0.23cm" svg:height="0.468cm" svg:x="6.064cm" svg:y="2.88cm"><draw:text-box><text:p><text:span text:style-name="T13">1</text:span></text:p></draw:text-box></draw:frame><draw:ellipse draw:style-name="gr11" draw:text-style-name="P42" svg:width="0.152cm" svg:height="0.151cm" svg:x="5.953cm" svg:y="2.632cm"><text:p/></draw:ellipse><draw:frame draw:style-name="gr20" draw:text-style-name="P41" svg:width="1.525cm" svg:height="0.481cm" svg:x="6.293cm" svg:y="2.071cm"><draw:text-box><text:p><text:span text:style-name="T13">(3,3,4)</text:span></text:p></draw:text-box></draw:frame></draw:g><text:span text:style-name="T8">So if you're at (1,2,3) and add (2,1,1) you add the xs, ys and zs to get to (3,3,4).</text:span><text:line-break/></text:p></draw:text-box></draw:frame>We'll use a bit of maths - “vectors” - to work out the positions of the corners. <text:s/>Don't worry if you've not done vectors yet, it's not complicated – see the side bar below for details. </text:p>
        <text:p text:style-name="P27">The last new bit of Python that we'll use is a little data input, to ask the user for the dimensions of the house (how wide, deep, and tall it is). <text:s text:c="2"/></text:p>
        <text:p text:style-name="P21">width = input("width: ")</text:p>
        <text:p text:style-name="P26">This prints the word “width:” to the screen where you started the program (not on the Minecraft screen), and waits for you to type in a number, for how many blocks wide the house is. </text:p>
      </text:section>
      <text:p text:style-name="P2"><draw:frame draw:style-name="fr4" draw:name="graphics4" text:anchor-type="paragraph" svg:x="0.827cm" svg:y="0.325cm" svg:width="14.076cm" svg:height="0.318cm" draw:z-index="9"><draw:image xlink:href="../../../../usr/lib/libreoffice/share/gallery/rulers/gryrulr3.gif" xlink:type="simple" xlink:show="embed" xlink:actuate="onLoad"/></draw:frame></text:p>
      <text:h text:style-name="P35" text:outline-level="1">Dojo Challenge: </text:h>
      <text:p text:style-name="P4">Add a roof to the house. <text:s/>Can you add some windows to the walls?</text:p>
      <text:p text:style-name="P4"><draw:frame draw:style-name="fr2" draw:name="Frame2" text:anchor-type="paragraph" svg:x="1.961cm" svg:y="0.415cm" svg:width="13.598cm" draw:z-index="1"><draw:text-box fo:min-height="11.767cm"><text:p text:style-name="P14">The complete program</text:p><text:p text:style-name="P11">#!/usr/bin/env python</text:p><text:p text:style-name="P11"># A progam to build (some of) a house. <text:s/>Uses functions to do the work.</text:p><text:p text:style-name="P11"/><text:p text:style-name="P11">import time</text:p><text:p text:style-name="P11">import sys</text:p><text:p text:style-name="P11"/><text:p text:style-name="P11">import mcpi.minecraft as minecraft</text:p><text:p text:style-name="P11">import mcpi.block as block</text:p><text:p text:style-name="P11">from mcpi.vec3 import Vec3</text:p><text:p text:style-name="P11"/><text:p text:style-name="P11"># a global variable - not normally recommended</text:p><text:p text:style-name="P11">mc = minecraft.Minecraft.create()</text:p><text:p text:style-name="P11"/><text:p text:style-name="P11">def plane(c1, c2, material):</text:p><text:p text:style-name="P11"><text:tab/>"""Build from one corner to another using the material given"""</text:p><text:p text:style-name="P11"><text:tab/>mc.setBlocks(c1.x, c1.y, c1.z, c2.x, c2.y, c2.z, material)</text:p><text:p text:style-name="P11"/><text:p text:style-name="P11">def wall(p1, p2) :</text:p><text:p text:style-name="P11"><text:tab/>"""Build a stone wall from p1 to p2"""</text:p><text:p text:style-name="P11"><text:tab/>plane(p1, p2, block.STONE.id)</text:p><text:p text:style-name="P11"><text:tab/></text:p><text:p text:style-name="P11">def door(p1) :</text:p><text:p text:style-name="P11"><text:tab/>"""Place a door (height 2 blocks) at the given position"""</text:p><text:p text:style-name="P32"><text:tab/>“””<text:span text:style-name="T10">Must use setBlock here to accommodate parameters for a working door”””</text:span></text:p><text:p text:style-name="P32"><text:tab/><text:span text:style-name="T11">mc.setBlock(p1.x, p1.y, p1.z, block.DOOR_WOOD.id)<text:tab/></text:span></text:p><text:p text:style-name="P32"><text:tab/><text:span text:style-name="T12">mc.setBlock(p1.x, p1.y+1, p1.z, block.DOOR_WOOD.id, 8) <text:s/># 8 sets door mechanics</text:span></text:p><text:p text:style-name="P11"/><text:p text:style-name="P11">def house(location, east, south, height):</text:p><text:p text:style-name="P11"><text:tab/>"""</text:p><text:p text:style-name="P11"><text:tab/>Build a house - 'location' becomes the north east corner,</text:p><text:p text:style-name="P11"><text:tab/>and the house is 'east' blocks wide toward the east, and</text:p><text:p text:style-name="P11"><text:tab/>'south' blocks long toward the south, and 'height' blocks high.</text:p><text:p text:style-name="P11"><text:tab/>There is a door in the middle of the north wall.</text:p><text:p text:style-name="P11"><text:tab/>"""</text:p><text:p text:style-name="P11"><text:tab/>groundNE = location <text:s text:c="29"/># ground north east</text:p><text:p text:style-name="P11"><text:tab/>roofSE = groundNE + Vec3(0, height, south) <text:s text:c="6"/># roof south east</text:p><text:p text:style-name="P11"><text:tab/>roofNW = groundNE + Vec3(east, height, 0) <text:s text:c="7"/># roof north west</text:p><text:p text:style-name="P11"><text:tab/>groundSW = groundNE + Vec3(east, 0, south) <text:s text:c="6"/># ground south west</text:p><text:p text:style-name="P11"><text:tab/>wall(groundNE, roofSE) <text:s text:c="26"/># build east wall</text:p><text:p text:style-name="P11"><text:tab/>wall(groundNE, roofNW) <text:s text:c="26"/># build north wall</text:p><text:p text:style-name="P11"><text:tab/>wall(roofSE, groundSW) <text:s text:c="26"/># build south wall</text:p><text:p text:style-name="P11"><text:tab/>wall(roofNW, groundSW) <text:s text:c="26"/># build west wall</text:p><text:p text:style-name="P11"><text:tab/>northCentre = Vec3(int(east/2), 0, 0 ) <text:s text:c="10"/># half way 'east'</text:p><text:p text:style-name="P11"><text:tab/>door(groundNE + northCentre) <text:s text:c="15"/># add door in north wall</text:p><text:p text:style-name="P11"/><text:p text:style-name="P11"/><text:p text:style-name="P11"># Build a house just south of the player.</text:p><text:p text:style-name="P11"># Uses input function to ask for the dimensions of the house</text:p><text:p text:style-name="P11">corner = mc.player.getTilePos() + Vec3(0, 0, 3)</text:p><text:p text:style-name="P11">width = input("width: ")</text:p><text:p text:style-name="P11">depth = input("depth: ")</text:p><text:p text:style-name="P11">height = input("height: ")</text:p><text:p text:style-name="P11">house(corner, int(width), int(depth), int(height))</text:p><text:p text:style-name="P7"/><text:p text:style-name="P7"/></draw:text-box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13 1130" svg:d="M1009 1050l-449-1008-22-30-29-12-34 12-21 26-449 1012-5 13v8l5 21 12 21 17 13 21 4h903l21-4 21-13 9-21 4-21v-8z"/>
    <draw:marker draw:name="Arrowheads_20_8" draw:display-name="Arrowheads 8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officeooo:paragraph-rsid="000fbf09" style:font-size-asian="8pt" style:font-size-complex="8pt"/>
    </style:style>
    <style:style style:name="MP2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4"><draw:image xlink:href="Pictures/10000201000000C2000000322F013B4DA69F0E36.png" xlink:type="simple" xlink:show="embed" xlink:actuate="onLoad"/></draw:frame><draw:frame draw:style-name="Mfr2" draw:name="graphics1" text:anchor-type="paragraph" svg:x="9.387cm" svg:y="-0.303cm" svg:width="7.655cm" svg:height="1.101cm" draw:z-index="7"><draw:image xlink:href="Pictures/100002010000029A00000064FFCCF3D89B7DEE34.png" xlink:type="simple" xlink:show="embed" xlink:actuate="onLoad"/></draw:frame></text:p>
      </style:header>
      <style:footer>
        <text:p text:style-name="MP1">Raspberry Pi and the Raspberry Pi logo are trademarks of the </text:p>
        <text:p text:style-name="MP1">Raspberry Pi Foundation, http://www.raspberrypi.org.</text:p>
        <text:p text:style-name="MP2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9-10-23T21:16:53.633000000</dc:date>
    <meta:editing-duration>PT5H54M30S</meta:editing-duration>
    <meta:editing-cycles>37</meta:editing-cycles>
    <meta:generator>LibreOffice/5.1.5.2$Windows_x86 LibreOffice_project/7a864d8825610a8c07cfc3bc01dd4fce6a9447e5</meta:generator>
    <meta:printed-by>Geoff Macartney</meta:printed-by>
    <meta:print-date>2014-03-26T22:31:03</meta:print-date>
    <meta:document-statistic meta:table-count="0" meta:image-count="4" meta:object-count="0" meta:page-count="3" meta:paragraph-count="97" meta:word-count="1239" meta:character-count="7209" meta:non-whitespace-character-count="5794"/>
  </office:meta>
</office:document-meta>
</file>